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08cm" fo:min-width="5.81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047cm" fo:min-width="4.94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75cm" fo:min-width="5.02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77cm" fo:min-width="4.487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914cm" fo:min-width="9.30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 style:writing-mode="lr-tb"/>
      <style:text-properties fo:font-size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16cm" svg:height="3.158cm" svg:x="6.818cm" svg:y="1.127cm">
          <text:p text:style-name="P1"><text:span text:style-name="T1">generate</text:span></text:p>
          <text:p text:style-name="P1"><text:span text:style-name="T1">frequencies</text:span></text:p>
          <text:p text:style-name="P1"><text:span text:style-name="T1">(normalize inpu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cm" svg:y1="2.623cm" svg:x2="6.652cm" svg:y2="2.623cm">
          <text:p text:style-name="P2"><text:span text:style-name="T1">Labeled</text:span></text:p>
          <text:p text:style-name="P2"><text:span text:style-name="T1">Data</text:span></text:p>
        </draw:line>
        <draw:line draw:style-name="gr2" draw:text-style-name="P3" draw:layer="layout" svg:x1="13.218cm" svg:y1="1.874cm" svg:x2="21.03cm" svg:y2="1.874cm">
          <text:p text:style-name="P2"><text:span text:style-name="T1">Term Frequencies</text:span></text:p>
        </draw:line>
        <draw:line draw:style-name="gr2" draw:text-style-name="P3" draw:layer="layout" svg:x1="13.3cm" svg:y1="3.454cm" svg:x2="21.112cm" svg:y2="3.454cm">
          <text:p text:style-name="P2"><text:span text:style-name="T1">Doc Frequencies</text:span></text:p>
        </draw:line>
        <draw:custom-shape draw:style-name="gr3" draw:text-style-name="P1" draw:layer="layout" svg:width="5.444cm" svg:height="3.297cm" svg:x="21.113cm" svg:y="1.127cm">
          <text:p text:style-name="P1"><text:span text:style-name="T1">tf-idf fun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27cm" svg:height="2.825cm" svg:x="20.905cm" svg:y="6.945cm">
          <text:p text:style-name="P1"><text:span text:style-name="T1">Classif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968cm" svg:y1="10.767cm" svg:x2="20.448cm" svg:y2="8.939cm">
          <text:p text:style-name="P2"><text:span text:style-name="T1">Input message</text:span></text:p>
        </draw:line>
        <draw:line draw:style-name="gr2" draw:text-style-name="P3" draw:layer="layout" svg:x1="12.303cm" svg:y1="7.443cm" svg:x2="20.448cm" svg:y2="7.443cm">
          <text:p text:style-name="P2"><text:span text:style-name="T1">Similar Word Query</text:span></text:p>
          <text:p text:style-name="P2"><text:span text:style-name="T1">Function (Strategy)</text:span></text:p>
        </draw:line>
        <draw:custom-shape draw:style-name="gr5" draw:text-style-name="P1" draw:layer="layout" svg:width="4.987cm" svg:height="2.327cm" svg:x="7.15cm" svg:y="6.28cm">
          <text:p text:style-name="P1"><text:span text:style-name="T1">Adapter</text:span></text:p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cm" svg:y1="7.416cm" svg:x2="6.984cm" svg:y2="7.416cm">
          <text:p text:style-name="P2"><text:span text:style-name="T1">Semantic</text:span></text:p>
          <text:p text:style-name="P2"><text:span text:style-name="T1">Resource</text:span></text:p>
        </draw:line>
        <draw:line draw:style-name="gr6" draw:text-style-name="P4" draw:layer="layout" svg:x1="23.938cm" svg:y1="4.618cm" svg:x2="23.938cm" svg:y2="6.779cm">
          <text:p/>
        </draw:line>
        <draw:line draw:style-name="gr6" draw:text-style-name="P5" draw:layer="layout" svg:x1="23.772cm" svg:y1="9.937cm" svg:x2="21.445cm" svg:y2="10.934cm">
          <text:p/>
        </draw:line>
        <draw:custom-shape draw:style-name="gr7" draw:text-style-name="P1" draw:layer="layout" svg:width="9.807cm" svg:height="1.164cm" svg:x="16.459cm" svg:y="11.266cm">
          <text:p text:style-name="P1"><text:span text:style-name="T1">(Classification, tf-idf score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.213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4.2$Windows_X86_64 LibreOffice_project/60da17e045e08f1793c57c00ba83cdfce946d0aa</meta:generator>
    <dc:date>2020-04-09T17:43:29.912000000</dc:date>
    <meta:editing-duration>PT1M17S</meta:editing-duration>
    <meta:editing-cycles>1</meta:editing-cycles>
    <meta:document-statistic meta:object-count="13"/>
  </office:meta>
</office:document-meta>
</file>